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8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3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5" style:family="text">
      <style:text-properties fo:font-size="18.00pt" fo:font-weight="bold" fo:font-family="ariel" style:font-family-asian="ariel" style:font-family-complex="arie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3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Network</text:span></text:p>
      <text:p text:style-name="P2"><text:span text:style-name="T2"/></text:p>
      <text:p text:style-name="P2"><text:span text:style-name="T3">Computer</text:span><text:span text:style-name="T4"><text:s/></text:span><text:span text:style-name="T5">Network</text:span></text:p>
      <text:p text:style-name="P2"><text:span text:style-name="T6">*CN são nodes conectados por links</text:span></text:p>
      <text:p text:style-name="P2"><text:span text:style-name="T6">*Um node pode ser um computador, printer ou qualquer dispositivo capaz de receber/enviar dados para outros nodes da network</text:span></text:p>
      <text:p text:style-name="P2"><text:span text:style-name="T6">*Comunications links podem ser com fios ou sem fios</text:span></text:p>
      <text:p text:style-name="P2"><text:span text:style-name="T6">*O link é que carrega as informações</text:span></text:p>
      <text:p text:style-name="P2"><text:span text:style-name="T6">*Computer Network é comumente utilizado para o compartilhamento de recursos</text:span></text:p>
      <text:p text:style-name="P2"><text:span text:style-name="T7"/></text:p>
      <text:p text:style-name="P2"><text:span text:style-name="T8">Caracteristicas Basicas do Computer Network</text:span></text:p>
      <text:p text:style-name="P2"><text:span text:style-name="T9">*Fault Tolerance</text:span></text:p>
      <text:p text:style-name="P2"><text:span text:style-name="T9">*Scalability</text:span></text:p>
      <text:p text:style-name="P2"><text:span text:style-name="T9">*Quality of Service (QoS)</text:span></text:p>
      <text:p text:style-name="P2"><text:span text:style-name="T9">*Secutiry</text:span></text:p>
      <text:p text:style-name="P2"><text:span text:style-name="T10"/></text:p>
      <text:p text:style-name="P2"><text:span text:style-name="T11">Fault Tolerance</text:span></text:p>
      <text:p text:style-name="P2"><text:span text:style-name="T12">*Habilidade de continuar funcionando mesmo apois erros acontecerem</text:span></text:p>
      <text:p text:style-name="P2"><text:span text:style-name="T12">*Garantir que nenhum service sera perdido</text:span></text:p>
      <text:p text:style-name="P2"><text:span text:style-name="T13">Scalability</text:span></text:p>
      <text:p text:style-name="P2"><text:span text:style-name="T14">*Crescer dependendo da necessidade</text:span></text:p>
      <text:p text:style-name="P2"><text:span text:style-name="T14">*Ter uma boa performace após crescer</text:span></text:p>
      <text:p text:style-name="P2"><text:span text:style-name="T15">Quality of Service(QoS)</text:span></text:p>
      <text:p text:style-name="P2"><text:span text:style-name="T16">*Definir as prioridades</text:span></text:p>
      <text:p text:style-name="P2"><text:span text:style-name="T16">*Gerenciar o trafico de data para reduzir data loss, dalay… etc</text:span></text:p>
      <text:p text:style-name="P2"><text:span text:style-name="T17">Secutiry</text:span></text:p>
      <text:p text:style-name="P2"><text:span text:style-name="T18">A habilidade de previnir</text:span></text:p>
      <text:p text:style-name="P2"><text:span text:style-name="T18">*Acesso não autirizado</text:span></text:p>
      <text:p text:style-name="P2"><text:span text:style-name="T18">*Mau Uso</text:span></text:p>
      <text:p text:style-name="P2"><text:span text:style-name="T18">*Falsificação</text:span></text:p>
      <text:p text:style-name="P2"><text:span text:style-name="T18">A habilidade de prover:</text:span></text:p>
      <text:p text:style-name="P2"><text:span text:style-name="T18">*Confiabilidade</text:span></text:p>
      <text:p text:style-name="P2"><text:span text:style-name="T18">*Integridade</text:span></text:p>
      <text:p text:style-name="P2"><text:span text:style-name="T18">*Disponibilidade</text:span></text:p>
      <text:p text:style-name="P2"><text:span text:style-name="T19"/></text:p>
      <text:p text:style-name="P2"><text:span text:style-name="T20">Protocolos</text:span></text:p>
      <text:p text:style-name="P2"><text:span text:style-name="T21">*</text:span><text:span text:style-name="T22">Comunicação de Dados<text:s/></text:span><text:span text:style-name="T23">é a troca de dados entre dois nodes.</text:span></text:p>
      <text:p text:style-name="P2"><text:span text:style-name="T23">*</text:span><text:span text:style-name="T24">Data</text:span><text:span text:style-name="T25"><text:s/>Flow é a ação de um dado ir de um node para o outro, possuimos 3 tipo</text:span></text:p>
      <text:p text:style-name="P2"><text:span text:style-name="T26">Simplex</text:span></text:p>
      <text:p text:style-name="P2"><text:span text:style-name="T27">*Uniderecional<text:tab/></text:span></text:p>
      <text:p text:style-name="P2"><text:span text:style-name="T27">*Um dispositivo ira transmitir e o outro receber</text:span></text:p>
      <text:p text:style-name="P2"><text:span text:style-name="T27">*</text:span><text:span text:style-name="T28">Keyboard</text:span><text:span text:style-name="T29"><text:s/>é um exemplo</text:span></text:p>
      <text:p text:style-name="P2"><text:span text:style-name="T30">Half Duplex</text:span></text:p>
      <text:p text:style-name="P2"><text:span text:style-name="T31">*Direção flui para as duas direções</text:span></text:p>
      <text:p text:style-name="P2"><text:span text:style-name="T31">*Quando um dispositivo esta enviando o outro só pode receber, e vice-verça</text:span></text:p>
      <text:p text:style-name="P2"><text:span text:style-name="T31">*Um bom exemplo são os<text:s/></text:span><text:span text:style-name="T32">walk-talks</text:span><text:span text:style-name="T33">.</text:span></text:p>
      <text:p text:style-name="P2"><text:span text:style-name="T34">Full Duplex</text:span></text:p>
      <text:p text:style-name="P2"><text:span text:style-name="T35">*Direção flui para as duas direções ao mesmo tempo</text:span></text:p>
      <text:p text:style-name="P2"><text:span text:style-name="T35">*Dispositivos pode enviar e receber ao mesmo tempo.</text:span></text:p>
      <text:p text:style-name="P2"><text:span text:style-name="T35">*Exemplo linha de telefone</text:span></text:p>
      <text:p text:style-name="P2"><text:span text:style-name="T36"/></text:p>
      <text:p text:style-name="P2"><text:span text:style-name="T37">*Todo<text:s/></text:span><text:span text:style-name="T38">Esquema de Comunicação</text:span><text:span text:style-name="T39"><text:s/>tera as seguintes caracteristicas</text:span></text:p>
      <text:p text:style-name="P2"><text:span text:style-name="T40">Source</text:span><text:span text:style-name="T41"><text:s/>ou<text:s/></text:span><text:span text:style-name="T42">sender</text:span></text:p>
      <text:p text:style-name="P2"><text:span text:style-name="T42">Destino</text:span><text:span text:style-name="T43"><text:s/>ou<text:s/></text:span><text:span text:style-name="T44">receiver</text:span></text:p>
      <text:p text:style-name="P2"><text:span text:style-name="T44">Chennel</text:span><text:span text:style-name="T45"><text:s/>ou<text:s/></text:span><text:span text:style-name="T46">media</text:span></text:p>
      <text:p text:style-name="P2"><text:span text:style-name="T47">*</text:span><text:span text:style-name="T48">Regras</text:span><text:span text:style-name="T49"><text:s/>ou<text:s/></text:span><text:span text:style-name="T50">Protocolos</text:span><text:span text:style-name="T51"><text:s/>ditam os metodos de comunicação</text:span></text:p>
      <text:p text:style-name="P2"><text:span text:style-name="T51">*</text:span><text:span text:style-name="T52">Protocolos</text:span><text:span text:style-name="T53"><text:s/>é um conjunto de regras que governa a comunicação de dados</text:span></text:p>
      <text:p text:style-name="P2"><text:span text:style-name="T53">*Determina oque sera comunicado</text:span></text:p>
      <text:p text:style-name="P2"><text:span text:style-name="T53">*Como sera comunicado</text:span></text:p>
      <text:p text:style-name="P2"><text:span text:style-name="T53">*Quando vai ser comunicado</text:span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5">*Protocols usados em network tambem definem</text:span></text:p>
      <text:p text:style-name="P2"><text:span text:style-name="T56">Message enconding</text:span></text:p>
      <text:p text:style-name="P2"><text:span text:style-name="T56">Message formatting and encapsulation</text:span></text:p>
      <text:p text:style-name="P2"><text:span text:style-name="T56">Message timing </text:span></text:p>
      <text:p text:style-name="P2"><text:span text:style-name="T56">Message size</text:span></text:p>
      <text:p text:style-name="P2"><text:span text:style-name="T56">Message delivery options</text:span></text:p>
      <text:p text:style-name="P2"><text:span text:style-name="T57">*</text:span><text:span text:style-name="T58">Unicast</text:span><text:span text:style-name="T59"><text:s/></text:span><text:span text:style-name="T60">–</text:span><text:span text:style-name="T61"><text:s/>O sender e 1 recever</text:span></text:p>
      <text:p text:style-name="P2"><text:span text:style-name="T61">*</text:span><text:span text:style-name="T62">Multicast</text:span><text:span text:style-name="T63"><text:s/></text:span><text:span text:style-name="T64">–</text:span><text:span text:style-name="T65"><text:s/>O sender envia para um numero determinado de recevers no network</text:span></text:p>
      <text:p text:style-name="P2"><text:span text:style-name="T65">*</text:span><text:span text:style-name="T66">Broadcast</text:span><text:span text:style-name="T67"><text:s/></text:span><text:span text:style-name="T68">–</text:span><text:span text:style-name="T69"><text:s/>O sender enviar para todos os receves no network</text:span></text:p>
      <text:p text:style-name="P2"><text:span text:style-name="T69">Um<text:s/></text:span><text:span text:style-name="T70">per-to-per Network</text:span><text:span text:style-name="T71"><text:s/>é onde os nodes estão no mesmo nivel, ou seja, ambos possuem os mesmo direitos. Utilizando principalmente em uma troca de informações, por exemplo aplicativos. Não possui administração e não possui escabilidade</text:span></text:p>
      <text:p text:style-name="P2"><text:span text:style-name="T71">Em um<text:s/></text:span><text:span text:style-name="T72">Client Server Network</text:span><text:span text:style-name="T73"><text:s/>teremos um administrador centralizado e todos os dados estarão nele e os nodes ‘</text:span><text:span text:style-name="T74">slaves</text:span><text:span text:style-name="T75">’ podem buscar dados no ‘</text:span><text:span text:style-name="T76">master</text:span><text:span text:style-name="T77">’ atraves de<text:s/></text:span><text:span text:style-name="T78">requests e response.</text:span><text:span text:style-name="T79">Ela possui escabilidade, mas como somos muito denpendentes do servidor ele pode sobrecarregar</text:span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0"/></text:p>
      <text:p text:style-name="P2"><text:span text:style-name="T81">Componentes de um Computer Network</text:span></text:p>
      <text:p text:style-name="P2"><text:span text:style-name="T82">Node</text:span></text:p>
      <text:p text:style-name="P2"><text:span text:style-name="T83">*Pode enviar, receber, ou ambos.</text:span></text:p>
      <text:p text:style-name="P2"><text:span text:style-name="T83">*Ele pode ser um :</text:span></text:p>
      <text:p text:style-name="P2"><text:span text:style-name="T84">End Node Device</text:span></text:p>
      <text:p text:style-name="P2"><text:span text:style-name="T85">*Computador, empressoras, celulares, telefone, leitor de cartão de credito….</text:span></text:p>
      <text:p text:style-name="P2"><text:span text:style-name="T86">Node Intermediario</text:span></text:p>
      <text:p text:style-name="P2"><text:span text:style-name="T87">*Switches, Bridges, Hubs, Wireless Acess Point, Routers, Repeaters, Security Devices(firewall), Cell Tower</text:span></text:p>
      <text:p text:style-name="P2"><text:span text:style-name="T88">Media (Link)</text:span></text:p>
      <text:p text:style-name="P2"><text:span text:style-name="T89">*Wired Medium (Guided Medium)</text:span></text:p>
      <text:p text:style-name="P2"><text:span text:style-name="T90">*Tera um cabo que conecta 2 nodes</text:span></text:p>
      <text:p text:style-name="P2"><text:span text:style-name="T90">*Ethernet straight-through cable (dispositivos diferentes)</text:span></text:p>
      <text:p text:style-name="P2"><text:span text:style-name="T90">*Ethernet crossover cable (Mesmo dispositivos)</text:span></text:p>
      <text:p text:style-name="P2"><text:span text:style-name="T90">*Fiber Optic cable </text:span></text:p>
      <text:p text:style-name="P2"><text:span text:style-name="T90">*Coaxial Cable</text:span></text:p>
      <text:p text:style-name="P2"><text:span text:style-name="T90">*USB Cable</text:span></text:p>
      <text:p text:style-name="P2"><text:span text:style-name="T91">Wireless Medium (Unguided Medium).</text:span></text:p>
      <text:p text:style-name="P2"><text:span text:style-name="T92">*A transmição sera feita sem cabo</text:span></text:p>
      <text:p text:style-name="P2"><text:span text:style-name="T92">*Infrared(Comunicação a pequena distancia. Controle remoto)</text:span></text:p>
      <text:p text:style-name="P2"><text:span text:style-name="T92">*Radio (Blutooth, Wi-Fi)</text:span></text:p>
      <text:p text:style-name="P2"><text:span text:style-name="T92">*Microwaves (Cellular System)</text:span></text:p>
      <text:p text:style-name="P2"><text:span text:style-name="T92">*Satellite (Comunicação a longa distancia. GPS)</text:span></text:p>
      <text:p text:style-name="P2"><text:span text:style-name="T93">Service</text:span></text:p>
      <text:p text:style-name="P2"><text:span text:style-name="T94">*e-Mail</text:span></text:p>
      <text:p text:style-name="P2"><text:span text:style-name="T94">*Online Game</text:span></text:p>
      <text:p text:style-name="P2"><text:span text:style-name="T94">*Storage services</text:span></text:p>
      <text:p text:style-name="P2"><text:span text:style-name="T94">*File sharing </text:span></text:p>
      <text:p text:style-name="P2"><text:span text:style-name="T94">*Instant messaging</text:span></text:p>
      <text:p text:style-name="P2"><text:span text:style-name="T94">*Voice over IP</text:span></text:p>
      <text:p text:style-name="P2"><text:span text:style-name="T94">*Video telephony </text:span></text:p>
      <text:p text:style-name="P2"><text:span text:style-name="T94">*World Wide Web</text:span></text:p>
      <text:p text:style-name="P2"><text:span text:style-name="T95"/></text:p>
      <text:p text:style-name="P2"><text:span text:style-name="T95"/></text:p>
      <text:p text:style-name="P2"><text:span text:style-name="T95"/></text:p>
      <text:p text:style-name="P2"><text:span text:style-name="T96">Classification Of Computer Networks</text:span></text:p>
      <text:p text:style-name="P2"><text:span text:style-name="T97"/></text:p>
      <text:p text:style-name="P2"><text:span text:style-name="T98">Local Area Network (LAN)</text:span></text:p>
      <text:p text:style-name="P2"><text:span text:style-name="T99">*Possui uma area limitada</text:span></text:p>
      <text:p text:style-name="P2"><text:span text:style-name="T99">*É uma<text:s/></text:span><text:span text:style-name="T100">network</text:span><text:span text:style-name="T101"><text:s/>que conecta vários computadores dentro de uma area limitada, como uma residencia, escola, laboratorio, Predio do trabalho etc…</text:span></text:p>
      <text:p text:style-name="P2"><text:span text:style-name="T101">*Pode ser tanto<text:s/></text:span><text:span text:style-name="T102">Wired</text:span><text:span text:style-name="T103"><text:s/>(Ethernet -<text:s/></text:span><text:span text:style-name="T104">Hub</text:span><text:span text:style-name="T105">,<text:s/></text:span><text:span text:style-name="T106">Switch</text:span><text:span text:style-name="T107">) quanto<text:s/></text:span><text:span text:style-name="T108">Wireless</text:span><text:span text:style-name="T109"><text:s/>(</text:span><text:span text:style-name="T110">Wifi</text:span><text:span text:style-name="T111">)</text:span></text:p>
      <text:p text:style-name="P2"><text:span text:style-name="T111">*</text:span><text:span text:style-name="T112">Ethernet</text:span><text:span text:style-name="T113"><text:s/>é utilizado para conectar 2 ou mais nodes</text:span></text:p>
      <text:p text:style-name="P2"><text:span text:style-name="T113">*</text:span></text:p>
      <text:p text:style-name="P2"><text:span text:style-name="T114">Metropolitan Area<text:s text:c="2"/>Network (MAN)</text:span></text:p>
      <text:p text:style-name="P2"><text:span text:style-name="T115">*É uma<text:s/></text:span><text:span text:style-name="T116">Computer Network</text:span><text:span text:style-name="T117"><text:s/>que interconecta usuarios com<text:s/></text:span><text:span text:style-name="T118">Computer Resources</text:span><text:span text:style-name="T119"><text:s/>em uma região geometrica de um tamanha de uma cidade</text:span></text:p>
      <text:p text:style-name="P2"><text:span text:style-name="T120">*</text:span><text:span text:style-name="T121">Utiliza<text:s/></text:span><text:span text:style-name="T122">Switchs</text:span><text:span text:style-name="T123"><text:s/>e<text:s/></text:span><text:span text:style-name="T124">Hubs</text:span><text:span text:style-name="T125"><text:s/>para estabelecer<text:s/></text:span><text:span text:style-name="T126">LAN’s</text:span><text:span text:style-name="T127">, e<text:s/></text:span><text:span text:style-name="T128">Routers<text:s/></text:span><text:span text:style-name="T129">e</text:span><text:span text:style-name="T130"><text:s/>Bridges</text:span><text:span text:style-name="T131"><text:s/>para conectar as<text:s/></text:span><text:span text:style-name="T132">LAN</text:span><text:span text:style-name="T133">’s </text:span></text:p>
      <text:p text:style-name="P2"><text:span text:style-name="T133">*</text:span></text:p>
      <text:p text:style-name="P2"><text:span text:style-name="T134">Wide Area Network (WAN)</text:span></text:p>
      <text:p text:style-name="P2"><text:span text:style-name="T135">*É uma<text:s/></text:span><text:span text:style-name="T136">Telecomunication Network</text:span><text:span text:style-name="T137"><text:s/>que se extende a uma grande area geografica com o principal proposito de um<text:s text:c="2"/>computer network</text:span></text:p>
      <text:p text:style-name="P2"><text:span text:style-name="T137">*Qualquer network que ocupa uma grande area é chamada de Network de telecomunicação</text:span></text:p>
      <text:p text:style-name="P2"><text:span text:style-name="T137">*Utiliza qualquer<text:s/></text:span><text:span text:style-name="T138">End Devices</text:span><text:span text:style-name="T139"><text:s text:c="2"/>e<text:s/></text:span><text:span text:style-name="T140">Intermediary Devices</text:span></text:p>
      <text:p text:style-name="P2"><text:span text:style-name="T140">The Internet</text:span></text:p>
      <text:p text:style-name="P2"><text:span text:style-name="T141">*É uma gigantesca Network que conecta diversos<text:s/></text:span><text:span text:style-name="T142">WAN</text:span><text:span text:style-name="T143">’s ,<text:s/></text:span><text:span text:style-name="T144">MAN</text:span><text:span text:style-name="T145">’s e<text:s/></text:span><text:span text:style-name="T146">LAN</text:span><text:span text:style-name="T147">’s ao redor do mundo</text:span></text:p>
      <text:p text:style-name="P2"><text:span text:style-name="T148"/></text:p>
      <text:p text:style-name="P2"><text:span text:style-name="T149">Storage Area Network (SAN)</text:span></text:p>
      <text:p text:style-name="P2"><text:span text:style-name="T150">Cloud Computing</text:span></text:p>
      <text:p text:style-name="P2"><text:span text:style-name="T150">*Armazenar<text:s text:c="2"/>Computer System Resources, especialmente armazenamento de data, sem ter realmente um gerenciamento por parte do usuario</text:span></text:p>
      <text:p text:style-name="P2"><text:span text:style-name="T151"/></text:p>
      <text:p text:style-name="P2"><text:span text:style-name="T151"/></text:p>
      <text:p text:style-name="P2"><text:span text:style-name="T152">Topologys</text:span></text:p>
      <text:p text:style-name="P2"><text:span text:style-name="T153"/></text:p>
      <text:p text:style-name="P2"><text:span text:style-name="T154">*A organização dos nodes de uma Computer Network</text:span></text:p>
      <text:p text:style-name="P2"><text:span text:style-name="T154">*Pode ser considerado o Layout de uma network</text:span></text:p>
      <text:p text:style-name="P2"><text:span text:style-name="T155">Physical Topology</text:span></text:p>
      <text:p text:style-name="P2"><text:span text:style-name="T156">*Colocação de vários nodes</text:span></text:p>
      <text:p text:style-name="P2"><text:span text:style-name="T156">*Por exemplo, posso deixar<text:s/></text:span><text:span text:style-name="T157">3 nodes</text:span><text:span text:style-name="T158"><text:s/>da minha<text:s/></text:span><text:span text:style-name="T159">network</text:span><text:span text:style-name="T160"><text:s/>no segundo andar e<text:s/></text:span><text:span text:style-name="T161">2 nodes</text:span><text:span text:style-name="T162"><text:s/>no primeiro</text:span></text:p>
      <text:p text:style-name="P2"><text:span text:style-name="T163">Logical Topology</text:span></text:p>
      <text:p text:style-name="P2"><text:span text:style-name="T164">*Lida com o flow dos dados na network</text:span></text:p>
      <text:p text:style-name="P2"><text:span text:style-name="T164">*Como os dados irão se movimentar de um node para outro.</text:span></text:p>
      <text:p text:style-name="P2"><text:span text:style-name="T165">Network Topology</text:span></text:p>
      <text:p text:style-name="P2"><text:span text:style-name="T166"/></text:p>
      <text:p text:style-name="P2"><text:span text:style-name="T167">Bus</text:span></text:p>
      <text:p text:style-name="P2"><text:span text:style-name="T168">*Todos os dados transmitidos entre os<text:s/></text:span><text:span text:style-name="T169">nodes</text:span><text:span text:style-name="T170"><text:s/>de uma<text:s/></text:span><text:span text:style-name="T171">network</text:span><text:span text:style-name="T172"><text:s/>é transmitido por<text:s/></text:span><text:span text:style-name="T173">um meio de transmição em comum</text:span><text:span text:style-name="T174">, e é capaz de ser recebido por todos os<text:s/></text:span><text:span text:style-name="T175">nodes</text:span><text:span text:style-name="T176"><text:s/>de uma<text:s/></text:span><text:span text:style-name="T177">network</text:span><text:span text:style-name="T178"><text:s/>ao mesmo tempo</text:span></text:p>
      <text:p text:style-name="P2"><text:span text:style-name="T178">*Um problema com esse metodo é que caso um</text:span><text:span text:style-name="T179"><text:s/>node A</text:span><text:span text:style-name="T180"><text:s/>queira mandar<text:s/></text:span><text:span text:style-name="T181">dados</text:span><text:span text:style-name="T182"><text:s/>para o<text:s/></text:span><text:span text:style-name="T183">node C</text:span><text:span text:style-name="T184">, todos outros<text:s/></text:span><text:span text:style-name="T185">devices</text:span><text:span text:style-name="T186"><text:s/>da<text:s/></text:span><text:span text:style-name="T187">network</text:span><text:span text:style-name="T188"><text:s/>recebera uma copia desses dados, mas ainda sim não irão conseguir interpreta-lo por ser para o<text:s/></text:span><text:span text:style-name="T189">node C</text:span><text:span text:style-name="T190">.</text:span></text:p>
      <text:p text:style-name="P2"><text:span text:style-name="T190">*O<text:s/></text:span><text:span text:style-name="T191">sinal</text:span><text:span text:style-name="T192"><text:s/>contem o<text:s/></text:span><text:span text:style-name="T193">endereço</text:span><text:span text:style-name="T194"><text:s/>da<text:s/></text:span><text:span text:style-name="T195">maquina recebedora</text:span><text:span text:style-name="T196">, e viaja da<text:s/></text:span><text:span text:style-name="T197">maquina source</text:span><text:span text:style-name="T198"><text:s/>em ambas direções<text:s text:c="2"/>para todas as<text:s/></text:span><text:span text:style-name="T199">maquinas</text:span><text:span text:style-name="T200"><text:s/>conectadas pelo<text:s/></text:span><text:span text:style-name="T201">bus</text:span><text:span text:style-name="T202"><text:s/>ate achar o devido<text:s/></text:span><text:span text:style-name="T203">recebidor.</text:span></text:p>
      <text:p text:style-name="P2"><text:span text:style-name="T204">Vantagens : Apenas um fio (menos custos), perfeita para networks temporarias, erro em um node não afeta os outros</text:span></text:p>
      <text:p text:style-name="P2"><text:span text:style-name="T204">Desvantagens: Sem tolerancia de erros, cabo de tamanho limitado, sem segurança.</text:span></text:p>
      <text:p text:style-name="P2"><text:span text:style-name="T205"/></text:p>
      <text:p text:style-name="P2"><text:span text:style-name="T205"/></text:p>
      <text:p text:style-name="P2"><text:span text:style-name="T205"/></text:p>
      <text:p text:style-name="P2"><text:span text:style-name="T205"/></text:p>
      <text:p text:style-name="P2"><text:span text:style-name="T205"/></text:p>
      <text:p text:style-name="P2"><text:span text:style-name="T206">Ring</text:span></text:p>
      <text:p text:style-name="P2"><text:span text:style-name="T207"/></text:p>
      <text:p text:style-name="P2"><text:span text:style-name="T208">*Uma<text:s/></text:span><text:span text:style-name="T209">Ring Topology</text:span><text:span text:style-name="T210"><text:s/>é um<text:s/></text:span><text:span text:style-name="T211">Bus Topology</text:span><text:span text:style-name="T212"><text:s/>em um<text:s/></text:span><text:span text:style-name="T213">loop</text:span><text:span text:style-name="T214"><text:s/>fechado</text:span></text:p>
      <text:p text:style-name="P2"><text:span text:style-name="T214">*</text:span><text:span text:style-name="T215">Per-to-Per Lan Topology</text:span><text:span text:style-name="T216">, todos os nodes tem os mesmos direitos.</text:span></text:p>
      <text:p text:style-name="P2"><text:span text:style-name="T216">*Duas conecções, uma para cada um dos aparelhos vizinhos</text:span></text:p>
      <text:p text:style-name="P2"><text:span text:style-name="T216">*Unidirecional</text:span></text:p>
      <text:p text:style-name="P2"><text:span text:style-name="T216">*Envio e Recebimento de dados é realizado com o auxilio de um<text:s/></text:span><text:span text:style-name="T217">token</text:span></text:p>
      <text:p text:style-name="P2"><text:span text:style-name="T218">*O<text:s/></text:span><text:span text:style-name="T219">token</text:span><text:span text:style-name="T220"><text:s/>ira passar em cada um dos<text:s/></text:span><text:span text:style-name="T221">nodes</text:span><text:span text:style-name="T222">, e quem tiver com o<text:s/></text:span><text:span text:style-name="T223">token</text:span><text:span text:style-name="T224"><text:s/>em posse podera enviar informações</text:span></text:p>
      <text:p text:style-name="P2"><text:span text:style-name="T224">Vantagens : A performace é melhor do que a Bus topology, pode causar gargalos por conta dos links fracos, todos nodes tem direitos iguais</text:span></text:p>
      <text:p text:style-name="P2"><text:span text:style-name="T224">Desvantagens: Unilateral, apenas um ponto de erro pode afetar toda network, maior carga de dados causa menor performace, sem segurança</text:span></text:p>
      <text:p text:style-name="P2"><text:span text:style-name="T225">Star</text:span></text:p>
      <text:p text:style-name="P2"><text:span text:style-name="T226">*Todos os<text:s/></text:span><text:span text:style-name="T227">nodes</text:span><text:span text:style-name="T228"><text:s/>são conectados por um<text:s/></text:span><text:span text:style-name="T229">node central</text:span><text:span text:style-name="T230"><text:s/>chamado<text:s/></text:span><text:span text:style-name="T231">hub</text:span><text:span text:style-name="T232"><text:s/>ou<text:s/></text:span><text:span text:style-name="T233">switch</text:span><text:span text:style-name="T234">.</text:span></text:p>
      <text:p text:style-name="P2"><text:span text:style-name="T234">*Centraliza o gerenciamento.</text:span></text:p>
      <text:p text:style-name="P2"><text:span text:style-name="T234">*Todo o trafico passa pelo<text:s/></text:span><text:span text:style-name="T235">hub</text:span><text:span text:style-name="T236"><text:s/>ou<text:s/></text:span><text:span text:style-name="T237">switch</text:span></text:p>
      <text:p text:style-name="P2"><text:span text:style-name="T238">Vantagens: Facil de design e emplementar, centraliza a administração, é escalavel</text:span></text:p>
      <text:p text:style-name="P2"><text:span text:style-name="T238">Desvantagens: Um único ponto de falha(central node)afeta toda a network, Gargalos por switch/hub sobrecarregados, aumenta o custo por conta do hub/switch</text:span></text:p>
      <text:p text:style-name="P2"><text:span text:style-name="T238">*Podemos ter tambem uma<text:s/></text:span><text:span text:style-name="T239">Star Topology</text:span><text:span text:style-name="T240"><text:s/>estendida, que são duas star topologys conectadas por um<text:s/></text:span><text:span text:style-name="T241">Repeater</text:span></text:p>
      <text:p text:style-name="P2"><text:span text:style-name="T241">Mesh</text:span></text:p>
      <text:p text:style-name="P2"><text:span text:style-name="T242">*Cada node é diretamente conectado com cada node da network</text:span></text:p>
      <text:p text:style-name="P2"><text:span text:style-name="T242">*Tolerancia a erros e garante confiança</text:span></text:p>
      <text:p text:style-name="P2"><text:span text:style-name="T242">Vantagens : Tolerancia a erros, confiança</text:span></text:p>
      <text:p text:style-name="P2"><text:span text:style-name="T242">Desvantagens : Alto custo e pouco pratico para grandes networks , problemas com mensagens broadcasting </text:span></text:p>
      <text:p text:style-name="P2"><text:span text:style-name="T243"/></text:p>
      <text:p text:style-name="P2"><text:span text:style-name="T244">Hybrid</text:span></text:p>
      <text:p text:style-name="P2"><text:span text:style-name="T245">*Conjunto de um ou mais tropologys (ring, bus, star, mesh)</text:span></text:p>
      <text:p text:style-name="P2"><text:span text:style-name="T246"/></text:p>
      <text:p text:style-name="P2"><text:span text:style-name="T247">Network Tropologys Problems</text:span></text:p>
      <text:p text:style-name="P2"><text:span text:style-name="T248">*No Ring Tropology é necessario 1 cabo para cada device que faz parte da network, e cada um deles precisam ter duas portas.</text:span></text:p>
      <text:p text:style-name="P2"><text:span text:style-name="T249"/></text:p>
      <text:p text:style-name="P2"><text:span text:style-name="T250">IP Adressing</text:span></text:p>
      <text:p text:style-name="P2"><text:span text:style-name="T251"/></text:p>
      <text:p text:style-name="P2"><text:span text:style-name="T252">*Internet Protocol.</text:span></text:p>
      <text:p text:style-name="P2"><text:span text:style-name="T252">*Todos os<text:s/></text:span><text:span text:style-name="T253">nodes</text:span><text:span text:style-name="T254"><text:s/>em uma<text:s/></text:span><text:span text:style-name="T255">computer network</text:span><text:span text:style-name="T256"><text:s/>é identificado com a ajuda de um<text:s/></text:span><text:span text:style-name="T257">IP Adress</text:span></text:p>
      <text:p text:style-name="P2"><text:span text:style-name="T258">*Temos duas variações<text:s/></text:span><text:span text:style-name="T259">IPV4</text:span><text:span text:style-name="T260"><text:s/>e<text:s/></text:span><text:span text:style-name="T261">IPV6</text:span></text:p>
      <text:p text:style-name="P2"><text:span text:style-name="T262">*São<text:s/></text:span><text:span text:style-name="T263">endereços logicos,</text:span><text:span text:style-name="T264"><text:s/>pode ter seu endereço mudado com base na localização.</text:span></text:p>
      <text:p text:style-name="P2"><text:span text:style-name="T264">*Podemos seta-lo tanto manualmente quanto automaticamente</text:span></text:p>
      <text:p text:style-name="P2"><text:span text:style-name="T264">*É representado por um decimal e é dividido em 4 octetos(x.x.x.x) onde cada ‘x’ pode ter o valor entre 0-255</text:span></text:p>
      <text:p text:style-name="P2"><text:span text:style-name="T265">*0.0.0.0 to 255.255.255.255</text:span></text:p>
      <text:p text:style-name="P2"><text:span text:style-name="T266"/></text:p>
      <text:p text:style-name="P2"><text:span text:style-name="T267">MAC Adressing</text:span></text:p>
      <text:p text:style-name="P2"><text:span text:style-name="T267">*Media Acess Controll</text:span></text:p>
      <text:p text:style-name="P2"><text:span text:style-name="T268">*Todo node em uma<text:s/></text:span><text:span text:style-name="T269">LAN</text:span><text:span text:style-name="T270"><text:s/>é identificado com a ajuda de uma<text:s/></text:span><text:span text:style-name="T271">MAC</text:span><text:span text:style-name="T272"><text:s/>adress</text:span></text:p>
      <text:p text:style-name="P2"><text:span text:style-name="T272">*</text:span><text:span text:style-name="T273">IP Adress<text:s/></text:span><text:span text:style-name="T274">=Localização de uma pessoa</text:span></text:p>
      <text:p text:style-name="P2"><text:span text:style-name="T274">*</text:span><text:span text:style-name="T275">MAC Adress</text:span><text:span text:style-name="T276"><text:s/>= Nome de uma pessoa</text:span></text:p>
      <text:p text:style-name="P2"><text:span text:style-name="T276">*</text:span><text:span text:style-name="T277">Routers</text:span><text:span text:style-name="T278"><text:s/>utilizam</text:span><text:span text:style-name="T279"><text:s/>IP adress</text:span><text:span text:style-name="T280"><text:s/>para achar a localização, enquanto<text:s/></text:span><text:span text:style-name="T281">switchs</text:span><text:span text:style-name="T282"><text:s/>precisam do<text:s/></text:span><text:span text:style-name="T283">MAC adress</text:span></text:p>
      <text:p text:style-name="P2"><text:span text:style-name="T284">*Podem ser considerados<text:s/></text:span><text:span text:style-name="T285">endereços fisicos<text:s/></text:span><text:span text:style-name="T286">ou<text:s/></text:span><text:span text:style-name="T287">Hardware Address</text:span></text:p>
      <text:p text:style-name="P2"><text:span text:style-name="T288">*São únicos</text:span></text:p>
      <text:p text:style-name="P2"><text:span text:style-name="T288">*Não podem ser alterados</text:span></text:p>
      <text:p text:style-name="P2"><text:span text:style-name="T288">*Assinalado pelo produtor</text:span></text:p>
      <text:p text:style-name="P2"><text:span text:style-name="T288">*Representado em Hexadecimal</text:span></text:p>
      <text:p text:style-name="P2"><text:span text:style-name="T288">*Exmplo : 70-20-84-00-ED-FC (48bits)</text:span></text:p>
      <text:p text:style-name="P2"><text:span text:style-name="T288">*Separados por hyphen(-) period(.) e colon (:).</text:span></text:p>
      <text:p text:style-name="P2"><text:span text:style-name="T289">Port Addressing ou Port number</text:span></text:p>
      <text:p text:style-name="P2"><text:span text:style-name="T290">*Nos ajuda a chegar no<text:s/></text:span><text:span text:style-name="T291">processo</text:span><text:span text:style-name="T292"><text:s/>correto dentro de um node</text:span></text:p>
      <text:p text:style-name="P2"><text:span text:style-name="T292">*Em um<text:s/></text:span><text:span text:style-name="T293">node</text:span><text:span text:style-name="T294">, diversos<text:s/></text:span><text:span text:style-name="T295">processos</text:span><text:span text:style-name="T296"><text:s/>estarão rodando</text:span></text:p>
      <text:p text:style-name="P2"><text:span text:style-name="T296">*</text:span><text:span text:style-name="T297">Data</text:span><text:span text:style-name="T298"><text:s/>que foi<text:s/></text:span><text:span text:style-name="T299">enviada</text:span><text:span text:style-name="T300"><text:s/>ou<text:s/></text:span><text:span text:style-name="T301">recebida</text:span><text:span text:style-name="T302"><text:s/>deve alcançar o<text:s/></text:span><text:span text:style-name="T303">destinatario</text:span><text:span text:style-name="T304"><text:s/>correto</text:span></text:p>
      <text:p text:style-name="P2"><text:span text:style-name="T304">*Todo<text:s/></text:span><text:span text:style-name="T305">processo</text:span><text:span text:style-name="T306"><text:s/>em um<text:s/></text:span><text:span text:style-name="T307">node</text:span><text:span text:style-name="T308"><text:s/>é unicamente identificado usando<text:s/></text:span><text:span text:style-name="T309">port numbers.</text:span></text:p>
      <text:p text:style-name="P2"><text:span text:style-name="T310">*</text:span><text:span text:style-name="T311">Port</text:span><text:span text:style-name="T312"><text:s/>=</text:span><text:span text:style-name="T313"><text:s/>Communication endpoint</text:span></text:p>
      <text:p text:style-name="P2"><text:span text:style-name="T314">*</text:span><text:span text:style-name="T315">Port numbers fixos</text:span><text:span text:style-name="T316"><text:s/>e<text:s/></text:span><text:span text:style-name="T317">Port numbers dinamicos</text:span><text:span text:style-name="T318"><text:s/>(65535)</text:span></text:p>
      <text:p text:style-name="P2"><text:span text:style-name="T318">Exemplo:</text:span></text:p>
      <text:p text:style-name="P2"><text:span text:style-name="T319">Port numbers fixos</text:span><text:span text:style-name="T320">: 25, 80, etc…</text:span></text:p>
      <text:p text:style-name="P2"><text:span text:style-name="T321">Port numbers dinamicos</text:span><text:span text:style-name="T322">: 62414.</text:span></text:p>
      <text:p text:style-name="P2"><text:span text:style-name="T323">Antes do envio de data, o node precisa;</text:span></text:p>
      <text:p text:style-name="P2"><text:span text:style-name="T324">*Adicionar o Source e Destination IP Adress</text:span></text:p>
      <text:p text:style-name="P2"><text:span text:style-name="T324">*Adicionar o Source e Destination MAC Adress</text:span></text:p>
      <text:p text:style-name="P2"><text:span text:style-name="T324">*Adicionar o Source e Destination port number</text:span></text:p>
      <text:p text:style-name="P2"><text:span text:style-name="T325"/></text:p>
      <text:p text:style-name="P3"><text:span text:style-name="T326">Switching Techniques</text:span></text:p>
      <text:p text:style-name="P4"><text:span text:style-name="T327"/></text:p>
      <text:p text:style-name="P4"><text:span text:style-name="T327">*Achar a melhor rota entre o sender<text:s text:c="2"/>receiver</text:span><text:span text:style-name="T328"/></text:p>
      <text:p text:style-name="P5"><text:span text:style-name="T328">*Ajuda na desição sobre qual caminho é mais eficiente para a entrega de um pacote dentro de uma grande network</text:span></text:p>
      <text:p text:style-name="P5"><text:span text:style-name="T328">*Providencia um One-to-One</text:span></text:p>
      <text:p text:style-name="P5"><text:span text:style-name="T328">É dividido em 3 partes:</text:span></text:p>
      <text:p text:style-name="P5"><text:span text:style-name="T328"><text:tab/></text:span><text:span text:style-name="T329">Circuit Switching </text:span></text:p>
      <text:p text:style-name="P5"><text:span text:style-name="T329"><text:tab/>Message Switching</text:span></text:p>
      <text:p text:style-name="P5"><text:span text:style-name="T329"><text:tab/>Packet Switching</text:span></text:p>
      <text:p text:style-name="P5"><text:span text:style-name="T329"><text:tab/><text:tab/>Datagram Approach</text:span></text:p>
      <text:p text:style-name="P5"><text:span text:style-name="T329"><text:tab/><text:tab/>Virtual Circuit Apprach</text:span></text:p>
      <text:p text:style-name="P5"><text:span text:style-name="T330"/></text:p>
      <text:p text:style-name="P5"><text:span text:style-name="T331">Circuit Switching</text:span></text:p>
      <text:p text:style-name="P5"><text:span text:style-name="T332">*Um caminho dedicado é estabelecido entre o sender e receiver</text:span></text:p>
      <text:p text:style-name="P5"><text:span text:style-name="T332">*Antes da tranferencia de dados, uma conexão é antes estabelecida</text:span></text:p>
      <text:p text:style-name="P5"><text:span text:style-name="T332">*Examplo: Telefone Network</text:span></text:p>
      <text:p text:style-name="P5"><text:span text:style-name="T332">3 Fases:</text:span></text:p>
      <text:p text:style-name="P5"><text:span text:style-name="T332">1 Conexão é estabelecida</text:span></text:p>
      <text:p text:style-name="P5"><text:span text:style-name="T332">2 Tranferencia de Dados</text:span></text:p>
      <text:p text:style-name="P5"><text:span text:style-name="T332">3 Conexão desconectada</text:span></text:p>
      <text:p text:style-name="P5"><text:span text:style-name="T333"/></text:p>
      <text:p text:style-name="P5"><text:span text:style-name="T334">Message Switching</text:span></text:p>
      <text:p text:style-name="P5"><text:span text:style-name="T335">*</text:span><text:span text:style-name="T336">Mecanismos Store<text:s/></text:span><text:span text:style-name="T337">e<text:s/></text:span><text:span text:style-name="T338">Forward</text:span></text:p>
      <text:p text:style-name="P5"><text:span text:style-name="T339">*Mensagem é tranferida como uma unidade completa e forward usando o Store e Forward mecanismo no node intermediario</text:span></text:p>
      <text:p text:style-name="P5"><text:span text:style-name="T339">*Não pode ser usado para streaming media e aplicações real-time</text:span></text:p>
      <text:p text:style-name="P5"><text:span text:style-name="T340">Packet Switching</text:span></text:p>
      <text:p text:style-name="P5"><text:span text:style-name="T341">*A internet é uma Packet Switching Network</text:span></text:p>
      <text:p text:style-name="P5"><text:span text:style-name="T341">*Mensagem é quebrada em pedaços individuais chamados pacotes</text:span></text:p>
      <text:p text:style-name="P5"><text:span text:style-name="T341">*Cada pacote é enviado individualmente</text:span></text:p>
      <text:p text:style-name="P5"><text:span text:style-name="T341">*Cada pacote ira contar<text:s/></text:span><text:span text:style-name="T342">source<text:s/></text:span><text:span text:style-name="T343">e<text:s/></text:span><text:span text:style-name="T344">destination IP adress<text:s/></text:span><text:span text:style-name="T345">com uma<text:s/></text:span><text:span text:style-name="T346">sequencia de numeros</text:span></text:p>
      <text:p text:style-name="P5"><text:span text:style-name="T347">*A sequencia de numeros ira ajudar o receiver a:</text:span></text:p>
      <text:p text:style-name="P5"><text:span text:style-name="T347"><text:tab/></text:span><text:span text:style-name="T348">Reorganizar o pacote</text:span></text:p>
      <text:p text:style-name="P5"><text:span text:style-name="T348"><text:tab/>Detectar pacotes fatando</text:span></text:p>
      <text:p text:style-name="P5"><text:span text:style-name="T348"><text:tab/>Mandar o reconhecimento</text:span></text:p>
      <text:p text:style-name="P5"><text:span text:style-name="T349">Temos duas aproximações no Packet Switching</text:span></text:p>
      <text:p text:style-name="P5"><text:span text:style-name="T350">Datagram Approach</text:span></text:p>
      <text:p text:style-name="P5"><text:span text:style-name="T351">*Tambem conhecido como<text:s/></text:span><text:span text:style-name="T352">Connectionless switching</text:span><text:span text:style-name="T353"/></text:p>
      <text:p text:style-name="P5"><text:span text:style-name="T353">*Cada entidade idependente é conhecida como datagram</text:span></text:p>
      <text:p text:style-name="P5"><text:span text:style-name="T353">*Datagram contem informações sobre o destino e os devices intermediarios utilizam essas informações para ir para direção certa</text:span></text:p>
      <text:p text:style-name="P5"><text:span text:style-name="T353">*O caminho não é fixo</text:span></text:p>
      <text:p text:style-name="P5"><text:span text:style-name="T353">*Nodes intermediarios que tomam a decição da rota para avançar os pacotes</text:span></text:p>
      <text:p text:style-name="P5"><text:span text:style-name="T354">Virtual Circuit Approach</text:span></text:p>
      <text:p text:style-name="P5"><text:span text:style-name="T355">*Tambem conhecido como<text:s/></text:span><text:span text:style-name="T356">connection-oriented switching</text:span></text:p>
      <text:p text:style-name="P5"><text:span text:style-name="T356">*</text:span><text:span text:style-name="T357">Uma rota é planejada antes do envio do pacote</text:span></text:p>
      <text:p text:style-name="P5"><text:span text:style-name="T357">*Call request e Call accept packets são utilizados para estabelecer a conexão entre o sender e o receiver</text:span></text:p>
      <text:p text:style-name="P5"><text:span text:style-name="T357">*Nesse metodo, o caminho é fixo pela duração da conexão logica</text:span></text:p>
      <text:p text:style-name="P5"><text:span text:style-name="T357">*</text:span><text:span text:style-name="T3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